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00" style:font-name="Courier New" fo:font-size="12pt" style:font-name-asian="Consolas" style:font-size-asian="12pt" style:font-name-complex="Consolas" style:font-size-complex="12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style:text-autospace="none"/>
      <style:text-properties style:font-name="Courier New" fo:font-size="12pt" style:font-size-asian="12pt" style:font-size-complex="12pt"/>
    </style:style>
    <style:style style:name="T1" style:family="text">
      <style:text-properties fo:color="#808080" style:font-name="Courier New" fo:font-size="12pt" fo:language="ru" fo:country="RU" fo:font-weight="normal" style:font-name-asian="Consolas" style:font-size-asian="12pt" style:font-weight-asian="normal" style:font-name-complex="Consolas" style:font-size-complex="12pt" style:font-weight-complex="normal"/>
    </style:style>
    <style:style style:name="T2" style:family="text">
      <style:text-properties fo:color="#808080" style:font-name-asian="Consolas" style:font-name-complex="Consolas"/>
    </style:style>
    <style:style style:name="T3" style:family="text">
      <style:text-properties fo:color="#000000" style:font-name="Courier New" fo:font-size="12pt" fo:language="ru" fo:country="RU" fo:font-weight="normal" style:font-name-asian="Consolas" style:font-size-asian="12pt" style:font-weight-asian="normal" style:font-name-complex="Consolas" style:font-size-complex="12pt" style:font-weight-complex="normal"/>
    </style:style>
    <style:style style:name="T4" style:family="text">
      <style:text-properties fo:color="#000000" style:font-name-asian="Consolas" style:font-name-complex="Consolas"/>
    </style:style>
    <style:style style:name="T5" style:family="text">
      <style:text-properties fo:color="#a31515" style:font-name="Courier New" fo:font-size="12pt" fo:language="ru" fo:country="RU" fo:font-weight="normal" style:font-name-asian="Consolas" style:font-size-asian="12pt" style:font-weight-asian="normal" style:font-name-complex="Consolas" style:font-size-complex="12pt" style:font-weight-complex="normal"/>
    </style:style>
    <style:style style:name="T6" style:family="text">
      <style:text-properties fo:color="#a31515" style:font-name-asian="Consolas" style:font-name-complex="Consolas"/>
    </style:style>
    <style:style style:name="T7" style:family="text">
      <style:text-properties fo:color="#0000ff" style:font-name-asian="Consolas" style:font-name-complex="Consolas"/>
    </style:style>
    <style:style style:name="T8" style:family="text">
      <style:text-properties fo:color="#2b91af" style:font-name-asian="Consolas" style:font-name-complex="Consolas"/>
    </style:style>
    <style:style style:name="T9" style:family="text">
      <style:text-properties fo:color="#008080" style:font-name-asian="Consolas" style:font-name-complex="Consolas"/>
    </style:style>
    <style:style style:name="T10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Основной_20_шрифт_20_абзаца"><text:span text:style-name="T1">#include</text:span></text:span><text:span text:style-name="Основной_20_шрифт_20_абзаца"><text:span text:style-name="T3"> </text:span></text:span><text:span text:style-name="Основной_20_шрифт_20_абзаца"><text:span text:style-name="T5">&lt;ctype.h&gt;</text:span></text:span><text:span text:style-name="Основной_20_шрифт_20_абзаца"><text:span text:style-name="T3"> </text:span></text:span></text:p>
      <text:p text:style-name="P3"><text:span text:style-name="T2">#include</text:span><text:span text:style-name="T4"> </text:span><text:span text:style-name="T6">&lt;string&gt;</text:span><text:span text:style-name="T4"> </text:span></text:p>
      <text:p text:style-name="P3"><text:span text:style-name="T2">#include</text:span><text:span text:style-name="T4"> </text:span><text:span text:style-name="T6">"Caesar.h"</text:span><text:span text:style-name="T4"> </text:span></text:p>
      <text:p text:style-name="P3"><text:span text:style-name="T2">#include</text:span><text:span text:style-name="T4"> </text:span><text:span text:style-name="T6">&lt;iostream&gt;</text:span><text:span text:style-name="T4"> </text:span></text:p>
      <text:p text:style-name="P3"><text:span text:style-name="T7">using</text:span><text:span text:style-name="T4"> </text:span><text:span text:style-name="T7">namespace</text:span><text:span text:style-name="T4"> std;</text:span></text:p>
      <text:p text:style-name="P1"/>
      <text:p text:style-name="P3"><text:span text:style-name="T8">string</text:span><text:span text:style-name="T4"> </text:span><text:span text:style-name="T8">Encode</text:span><text:span text:style-name="T4">::Encrypt(</text:span><text:span text:style-name="T7">const</text:span><text:span text:style-name="T4"> </text:span><text:span text:style-name="T8">string</text:span><text:span text:style-name="T4"> </text:span><text:span text:style-name="T2">Text</text:span><text:span text:style-name="T4">)</text:span></text:p>
      <text:p text:style-name="P1">{</text:p>
      <text:p text:style-name="P3"><text:span text:style-name="T4"><text:tab/>Encrypt_Error(</text:span><text:span text:style-name="T2">Text</text:span><text:span text:style-name="T4">);</text:span></text:p>
      <text:p text:style-name="P3"><text:span text:style-name="T4"><text:tab/></text:span><text:span text:style-name="T7">int</text:span><text:span text:style-name="T4"> i = 0;</text:span></text:p>
      <text:p text:style-name="P3"><text:span text:style-name="T4"><text:tab/>text </text:span><text:span text:style-name="T9">=</text:span><text:span text:style-name="T4"> Deleted(</text:span><text:span text:style-name="T2">Text</text:span><text:span text:style-name="T4">);</text:span></text:p>
      <text:p text:style-name="P3"><text:span text:style-name="T4"><text:tab/>text </text:span><text:span text:style-name="T9">=</text:span><text:span text:style-name="T4"> Up(text);</text:span></text:p>
      <text:p text:style-name="P3"><text:span text:style-name="T4"><text:tab/></text:span><text:span text:style-name="T7">while</text:span><text:span text:style-name="T4"> (text</text:span><text:span text:style-name="T9">[</text:span><text:span text:style-name="T4">i</text:span><text:span text:style-name="T9">]</text:span><text:span text:style-name="T4"> != </text:span><text:span text:style-name="T6">'\0'</text:span><text:span text:style-name="T4">)</text:span></text:p>
      <text:p text:style-name="P1"><text:tab/>{</text:p>
      <text:p text:style-name="P3"><text:span text:style-name="T4"><text:tab/><text:tab/></text:span><text:span text:style-name="T7">if</text:span><text:span text:style-name="T4"> (text</text:span><text:span text:style-name="T9">[</text:span><text:span text:style-name="T4">i</text:span><text:span text:style-name="T9">]</text:span><text:span text:style-name="T4"> + K&gt;</text:span><text:span text:style-name="T6">'Z'</text:span><text:span text:style-name="T4">)</text:span></text:p>
      <text:p text:style-name="P3"><text:span text:style-name="T4"><text:tab/><text:tab/><text:tab/>text</text:span><text:span text:style-name="T9">[</text:span><text:span text:style-name="T4">i</text:span><text:span text:style-name="T9">]</text:span><text:span text:style-name="T4"> = text</text:span><text:span text:style-name="T9">[</text:span><text:span text:style-name="T4">i</text:span><text:span text:style-name="T9">]</text:span><text:span text:style-name="T4"> - (max - K);</text:span></text:p>
      <text:p text:style-name="P3"><text:span text:style-name="T4"><text:tab/><text:tab/></text:span><text:span text:style-name="T7">else</text:span></text:p>
      <text:p text:style-name="P3"><text:span text:style-name="T4"><text:tab/><text:tab/><text:tab/>text</text:span><text:span text:style-name="T9">[</text:span><text:span text:style-name="T4">i</text:span><text:span text:style-name="T9">]</text:span><text:span text:style-name="T4"> = text</text:span><text:span text:style-name="T9">[</text:span><text:span text:style-name="T4">i</text:span><text:span text:style-name="T9">]</text:span><text:span text:style-name="T4"> + K;</text:span></text:p>
      <text:p text:style-name="P1"><text:tab/><text:tab/>i++;</text:p>
      <text:p text:style-name="P1"><text:tab/>}</text:p>
      <text:p text:style-name="P3"><text:span text:style-name="T4"><text:tab/></text:span><text:span text:style-name="T7">return</text:span><text:span text:style-name="T4"> </text:span><text:span text:style-name="T8">string</text:span><text:span text:style-name="T4">(text);</text:span></text:p>
      <text:p text:style-name="P1">}</text:p>
      <text:p text:style-name="P1"/>
      <text:p text:style-name="P3"><text:span text:style-name="T8">string</text:span><text:span text:style-name="T4"> </text:span><text:span text:style-name="T8">Encode</text:span><text:span text:style-name="T4">::Decrypt(</text:span><text:span text:style-name="T7">const</text:span><text:span text:style-name="T4"> </text:span><text:span text:style-name="T8">string</text:span><text:span text:style-name="T4"> </text:span><text:span text:style-name="T2">Text</text:span><text:span text:style-name="T4">)</text:span></text:p>
      <text:p text:style-name="P1">{</text:p>
      <text:p text:style-name="P3"><text:span text:style-name="T4"><text:tab/>Decrypt_Error(</text:span><text:span text:style-name="T2">Text</text:span><text:span text:style-name="T4">);</text:span></text:p>
      <text:p text:style-name="P3"><text:span text:style-name="T4"><text:tab/></text:span><text:span text:style-name="T7">int</text:span><text:span text:style-name="T4"> i = 0;</text:span></text:p>
      <text:p text:style-name="P3"><text:span text:style-name="T4"><text:tab/>text </text:span><text:span text:style-name="T9">=</text:span><text:span text:style-name="T4"> </text:span><text:span text:style-name="T2">Text</text:span><text:span text:style-name="T4">;</text:span></text:p>
      <text:p text:style-name="P3"><text:span text:style-name="T4"><text:tab/></text:span><text:span text:style-name="T7">while</text:span><text:span text:style-name="T4"> (text</text:span><text:span text:style-name="T9">[</text:span><text:span text:style-name="T4">i</text:span><text:span text:style-name="T9">]</text:span><text:span text:style-name="T4"> != </text:span><text:span text:style-name="T6">'\0'</text:span><text:span text:style-name="T4">)</text:span></text:p>
      <text:p text:style-name="P1"><text:tab/>{</text:p>
      <text:p text:style-name="P3"><text:span text:style-name="T4"><text:tab/><text:tab/></text:span><text:span text:style-name="T7">if</text:span><text:span text:style-name="T4"> ((text</text:span><text:span text:style-name="T9">[</text:span><text:span text:style-name="T4">i</text:span><text:span text:style-name="T9">]</text:span><text:span text:style-name="T4"> - K)&lt;</text:span><text:span text:style-name="T6">'A'</text:span><text:span text:style-name="T4">)</text:span></text:p>
      <text:p text:style-name="P3"><text:span text:style-name="T4"><text:tab/><text:tab/><text:tab/>text</text:span><text:span text:style-name="T9">[</text:span><text:span text:style-name="T4">i</text:span><text:span text:style-name="T9">]</text:span><text:span text:style-name="T4"> = text</text:span><text:span text:style-name="T9">[</text:span><text:span text:style-name="T4">i</text:span><text:span text:style-name="T9">]</text:span><text:span text:style-name="T4"> + (max - K);</text:span></text:p>
      <text:p text:style-name="P3"><text:span text:style-name="T4"><text:tab/><text:tab/></text:span><text:span text:style-name="T7">else</text:span></text:p>
      <text:p text:style-name="P3"><text:span text:style-name="T4"><text:tab/><text:tab/><text:tab/>text</text:span><text:span text:style-name="T9">[</text:span><text:span text:style-name="T4">i</text:span><text:span text:style-name="T9">]</text:span><text:span text:style-name="T4"> = text</text:span><text:span text:style-name="T9">[</text:span><text:span text:style-name="T4">i</text:span><text:span text:style-name="T9">]</text:span><text:span text:style-name="T4"> - K;</text:span></text:p>
      <text:p text:style-name="P1"><text:tab/><text:tab/>i++;</text:p>
      <text:p text:style-name="P1"><text:tab/>}</text:p>
      <text:p text:style-name="P3"><text:span text:style-name="T4"><text:tab/></text:span><text:span text:style-name="T7">return</text:span><text:span text:style-name="T4"> </text:span><text:span text:style-name="T8">string</text:span><text:span text:style-name="T4">(text);</text:span></text:p>
      <text:p text:style-name="P1">}</text:p>
      <text:p text:style-name="P1"/>
      <text:p text:style-name="P3"><text:span text:style-name="T7">void</text:span><text:span text:style-name="T4"> </text:span><text:span text:style-name="T8">Encode</text:span><text:span text:style-name="T4">::Encrypt_Error(</text:span><text:span text:style-name="T8">string</text:span><text:span text:style-name="T4"> </text:span><text:span text:style-name="T2">Text</text:span><text:span text:style-name="T4">)</text:span></text:p>
      <text:p text:style-name="P1">{</text:p>
      <text:p text:style-name="P3"><text:span text:style-name="T4"><text:tab/></text:span><text:span text:style-name="T7">int</text:span><text:span text:style-name="T4"> i = 0;</text:span></text:p>
      <text:p text:style-name="P3"><text:span text:style-name="T4"><text:tab/></text:span><text:span text:style-name="T7">while</text:span><text:span text:style-name="T4"> (</text:span><text:span text:style-name="T2">Text</text:span><text:span text:style-name="T9">[</text:span><text:span text:style-name="T4">i</text:span><text:span text:style-name="T9">]</text:span><text:span text:style-name="T4"> != </text:span><text:span text:style-name="T6">'\0'</text:span><text:span text:style-name="T4">)</text:span></text:p>
      <text:p text:style-name="P1"><text:tab/>{</text:p>
      <text:p text:style-name="P3"><text:span text:style-name="T4"><text:tab/><text:tab/></text:span><text:span text:style-name="T7">if</text:span><text:span text:style-name="T4"> ((</text:span><text:span text:style-name="T2">Text</text:span><text:span text:style-name="T9">[</text:span><text:span text:style-name="T4">i</text:span><text:span text:style-name="T9">]</text:span><text:span text:style-name="T4"> &gt;= </text:span><text:span text:style-name="T6">'0'</text:span><text:span text:style-name="T4">) &amp;&amp; (</text:span><text:span text:style-name="T2">Text</text:span><text:span text:style-name="T9">[</text:span><text:span text:style-name="T4">i</text:span><text:span text:style-name="T9">]</text:span><text:span text:style-name="T4"> &lt;= </text:span><text:span text:style-name="T6">'9'</text:span><text:span text:style-name="T4">))</text:span></text:p>
      <text:p text:style-name="P3"><text:span text:style-name="T4"><text:tab/><text:tab/><text:tab/></text:span><text:span text:style-name="T7">throw</text:span><text:span text:style-name="T4"> 2;</text:span></text:p>
      <text:p text:style-name="P1"><text:tab/><text:tab/>i++;</text:p>
      <text:p text:style-name="P1"><text:tab/>}</text:p>
      <text:p text:style-name="P1">i = 0;</text:p>
      <text:p text:style-name="P3"><text:span text:style-name="T4"><text:tab/></text:span><text:span text:style-name="T7">while</text:span><text:span text:style-name="T4"> (</text:span><text:span text:style-name="T2">Text</text:span><text:span text:style-name="T9">[</text:span><text:span text:style-name="T4">i</text:span><text:span text:style-name="T9">]</text:span><text:span text:style-name="T4"> != </text:span><text:span text:style-name="T6">'\0'</text:span><text:span text:style-name="T4">)</text:span></text:p>
      <text:p text:style-name="P1"><text:tab/>{</text:p>
      <text:p text:style-name="P3"><text:span text:style-name="T4"><text:tab/><text:tab/></text:span><text:span text:style-name="T7">if</text:span><text:span text:style-name="T4"> (((</text:span><text:span text:style-name="T2">Text</text:span><text:span text:style-name="T9">[</text:span><text:span text:style-name="T4">i</text:span><text:span text:style-name="T9">]</text:span><text:span text:style-name="T4"> &gt;= </text:span><text:span text:style-name="T6">'А'</text:span><text:span text:style-name="T4">) &amp;&amp; (</text:span><text:span text:style-name="T2">Text</text:span><text:span text:style-name="T9">[</text:span><text:span text:style-name="T4">i</text:span><text:span text:style-name="T9">]</text:span><text:span text:style-name="T4"> &lt;= </text:span><text:span text:style-name="T6">'я'</text:span><text:span text:style-name="T4">)) | (</text:span><text:span text:style-name="T2">Text</text:span><text:span text:style-name="T9">[</text:span><text:span text:style-name="T4">i</text:span><text:span text:style-name="T9">]</text:span><text:span text:style-name="T4"> &lt;= </text:span><text:span text:style-name="T6">'Ё'</text:span><text:span text:style-name="T4">) | (</text:span><text:span text:style-name="T2">Text</text:span><text:span text:style-name="T9">[</text:span><text:span text:style-name="T4">i</text:span><text:span text:style-name="T9">]</text:span><text:span text:style-name="T4"> &lt;= </text:span><text:span text:style-name="T6">'ё'</text:span><text:span text:style-name="T4">))</text:span></text:p>
      <text:p text:style-name="P3"><text:soft-page-break/><text:span text:style-name="T4"><text:tab/></text:span><text:span text:style-name="T7">throw</text:span><text:span text:style-name="T4"> 3;</text:span></text:p>
      <text:p text:style-name="P1"><text:tab/><text:tab/>i++;</text:p>
      <text:p text:style-name="P1"><text:tab/>}</text:p>
      <text:p text:style-name="P1">}</text:p>
      <text:p text:style-name="P1"/>
      <text:p text:style-name="P3"><text:span text:style-name="T7">void</text:span><text:span text:style-name="T4"> </text:span><text:span text:style-name="T8">Encode</text:span><text:span text:style-name="T4">::Decrypt_Error(</text:span><text:span text:style-name="T7">const</text:span><text:span text:style-name="T4"> </text:span><text:span text:style-name="T8">string</text:span><text:span text:style-name="T4"> </text:span><text:span text:style-name="T2">Text</text:span><text:span text:style-name="T4">)</text:span></text:p>
      <text:p text:style-name="P1">{</text:p>
      <text:p text:style-name="P3"><text:span text:style-name="T4"><text:tab/></text:span><text:span text:style-name="T7">int</text:span><text:span text:style-name="T4"> i = 0;</text:span></text:p>
      <text:p text:style-name="P3"><text:span text:style-name="T4"><text:tab/></text:span><text:span text:style-name="T7">while</text:span><text:span text:style-name="T4"> (</text:span><text:span text:style-name="T2">Text</text:span><text:span text:style-name="T9">[</text:span><text:span text:style-name="T4">i</text:span><text:span text:style-name="T9">]</text:span><text:span text:style-name="T4"> != </text:span><text:span text:style-name="T6">'\0'</text:span><text:span text:style-name="T4">)</text:span></text:p>
      <text:p text:style-name="P1"><text:tab/>{</text:p>
      <text:p text:style-name="P3"><text:span text:style-name="T4"><text:tab/><text:tab/></text:span><text:span text:style-name="T7">if</text:span><text:span text:style-name="T4"> ((</text:span><text:span text:style-name="T2">Text</text:span><text:span text:style-name="T9">[</text:span><text:span text:style-name="T4">i</text:span><text:span text:style-name="T9">]</text:span><text:span text:style-name="T4"> &gt;= </text:span><text:span text:style-name="T6">'A'</text:span><text:span text:style-name="T4">) &amp;&amp; (</text:span><text:span text:style-name="T2">Text</text:span><text:span text:style-name="T9">[</text:span><text:span text:style-name="T4">i</text:span><text:span text:style-name="T9">]</text:span><text:span text:style-name="T4"> &lt;= </text:span><text:span text:style-name="T6">'Z'</text:span><text:span text:style-name="T4">))</text:span></text:p>
      <text:p text:style-name="P1"><text:tab/><text:tab/>{</text:p>
      <text:p text:style-name="P1"><text:tab/><text:tab/>}</text:p>
      <text:p text:style-name="P3"><text:span text:style-name="T4"><text:tab/><text:tab/></text:span><text:span text:style-name="T7">else</text:span></text:p>
      <text:p text:style-name="P3"><text:span text:style-name="T4"><text:tab/><text:tab/><text:tab/></text:span><text:span text:style-name="T7">throw</text:span><text:span text:style-name="T4"> 4;</text:span></text:p>
      <text:p text:style-name="P1"><text:tab/><text:tab/>i++;</text:p>
      <text:p text:style-name="P1"><text:tab/>}</text:p>
      <text:p text:style-name="P1">}</text:p>
      <text:p text:style-name="P1"/>
      <text:p text:style-name="P3"><text:span text:style-name="T8">string</text:span><text:span text:style-name="T4"> </text:span><text:span text:style-name="T8">Encode</text:span><text:span text:style-name="T4">::Deleted(</text:span><text:span text:style-name="T8">string</text:span><text:span text:style-name="T4"> </text:span><text:span text:style-name="T2">Text</text:span><text:span text:style-name="T4">)</text:span></text:p>
      <text:p text:style-name="P1">{</text:p>
      <text:p text:style-name="P3"><text:span text:style-name="T4"><text:tab/></text:span><text:span text:style-name="T7">int</text:span><text:span text:style-name="T4"> i = 0;</text:span></text:p>
      <text:p text:style-name="P3"><text:span text:style-name="T4"><text:tab/>text </text:span><text:span text:style-name="T9">=</text:span><text:span text:style-name="T4"> </text:span><text:span text:style-name="T2">Text</text:span><text:span text:style-name="T4">;</text:span></text:p>
      <text:p text:style-name="P3"><text:span text:style-name="T4"><text:tab/></text:span><text:span text:style-name="T7">while</text:span><text:span text:style-name="T4"> (text</text:span><text:span text:style-name="T9">[</text:span><text:span text:style-name="T4">i</text:span><text:span text:style-name="T9">]</text:span><text:span text:style-name="T4"> != </text:span><text:span text:style-name="T6">'\0'</text:span><text:span text:style-name="T4">)</text:span></text:p>
      <text:p text:style-name="P1"><text:tab/>{</text:p>
      <text:p text:style-name="P3"><text:span text:style-name="T4"><text:tab/><text:tab/></text:span><text:span text:style-name="T7">if</text:span><text:span text:style-name="T4"> (((text</text:span><text:span text:style-name="T9">[</text:span><text:span text:style-name="T4">i</text:span><text:span text:style-name="T9">]</text:span><text:span text:style-name="T4"> &gt;= </text:span><text:span text:style-name="T6">'A'</text:span><text:span text:style-name="T4">) &amp;&amp; (text</text:span><text:span text:style-name="T9">[</text:span><text:span text:style-name="T4">i</text:span><text:span text:style-name="T9">]</text:span><text:span text:style-name="T4"> &lt;= </text:span><text:span text:style-name="T6">'Z'</text:span><text:span text:style-name="T4">)) | ((text</text:span><text:span text:style-name="T9">[</text:span><text:span text:style-name="T4">i</text:span><text:span text:style-name="T9">]</text:span><text:span text:style-name="T4"> &gt;= </text:span><text:span text:style-name="T6">'a'</text:span><text:span text:style-name="T4">) &amp;&amp; (text</text:span><text:span text:style-name="T9">[</text:span><text:span text:style-name="T4">i</text:span><text:span text:style-name="T9">]</text:span><text:span text:style-name="T4"> &lt;= </text:span><text:span text:style-name="T6">'z'</text:span><text:span text:style-name="T4">)))</text:span></text:p>
      <text:p text:style-name="P1"><text:tab/><text:tab/>{</text:p>
      <text:p text:style-name="P1"><text:tab/><text:tab/><text:tab/>i++;</text:p>
      <text:p text:style-name="P1"><text:tab/><text:tab/>}</text:p>
      <text:p text:style-name="P3"><text:span text:style-name="T4"><text:tab/><text:tab/></text:span><text:span text:style-name="T7">else</text:span></text:p>
      <text:p text:style-name="P1"><text:tab/><text:tab/>{</text:p>
      <text:p text:style-name="P1"><text:tab/><text:tab/><text:tab/>text.erase(i, 1);</text:p>
      <text:p text:style-name="P1"><text:tab/><text:tab/>}</text:p>
      <text:p text:style-name="P1"><text:tab/>}</text:p>
      <text:p text:style-name="P3"><text:span text:style-name="T4"><text:tab/></text:span><text:span text:style-name="T7">return</text:span><text:span text:style-name="T4"> </text:span><text:span text:style-name="T8">string</text:span><text:span text:style-name="T4">(text);</text:span></text:p>
      <text:p text:style-name="P1">}</text:p>
      <text:p text:style-name="P1"/>
      <text:p text:style-name="P3"><text:span text:style-name="T8">string</text:span><text:span text:style-name="T4"> </text:span><text:span text:style-name="T8">Encode</text:span><text:span text:style-name="T4">::Up(</text:span><text:span text:style-name="T8">string</text:span><text:span text:style-name="T4"> </text:span><text:span text:style-name="T2">text</text:span><text:span text:style-name="T4">)</text:span></text:p>
      <text:p text:style-name="P1">{</text:p>
      <text:p text:style-name="P3"><text:span text:style-name="T4"><text:tab/></text:span><text:span text:style-name="T7">int</text:span><text:span text:style-name="T4"> i = 0;</text:span></text:p>
      <text:p text:style-name="P3"><text:span text:style-name="T4"><text:tab/></text:span><text:span text:style-name="T7">while</text:span><text:span text:style-name="T4"> (</text:span><text:span text:style-name="T2">text</text:span><text:span text:style-name="T9">[</text:span><text:span text:style-name="T4">i</text:span><text:span text:style-name="T9">]</text:span><text:span text:style-name="T4"> != </text:span><text:span text:style-name="T6">'\0'</text:span><text:span text:style-name="T4">)</text:span></text:p>
      <text:p text:style-name="P1"><text:tab/>{</text:p>
      <text:p text:style-name="P3"><text:span text:style-name="T4"><text:tab/><text:tab/></text:span><text:span text:style-name="T2">text</text:span><text:span text:style-name="T9">[</text:span><text:span text:style-name="T4">i</text:span><text:span text:style-name="T9">]</text:span><text:span text:style-name="T4"> = toupper(</text:span><text:span text:style-name="T2">text</text:span><text:span text:style-name="T9">[</text:span><text:span text:style-name="T4">i</text:span><text:span text:style-name="T9">]</text:span><text:span text:style-name="T4">);</text:span></text:p>
      <text:p text:style-name="P1"><text:tab/><text:tab/>i++;</text:p>
      <text:p text:style-name="P1"><text:tab/>}</text:p>
      <text:p text:style-name="P3"><text:span text:style-name="T4"><text:tab/></text:span><text:span text:style-name="T7">return</text:span><text:span text:style-name="T4"> </text:span><text:span text:style-name="T8">string</text:span><text:span text:style-name="T4">(</text:span><text:span text:style-name="T2">text</text:span><text:span text:style-name="T4">);</text:span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2S</meta:editing-duration>
    <meta:editing-cycles>3</meta:editing-cycles>
    <meta:generator>OpenOffice/4.1.5$Win32 OpenOffice.org_project/415m1$Build-9789</meta:generator>
    <dc:date>2018-06-06T22:17:10.30</dc:date>
    <meta:document-statistic meta:table-count="0" meta:image-count="0" meta:object-count="0" meta:page-count="2" meta:paragraph-count="93" meta:word-count="243" meta:character-count="1381"/>
    <dc:creator>Арсений Кузнецов</dc:creator>
    <meta:user-defined meta:name="Info 1"/>
    <meta:user-defined meta:name="Info 2"/>
    <meta:user-defined meta:name="Info 3"/>
    <meta:user-defined meta:name="Info 4"/>
  </office:meta>
</office:document-meta>
</file>